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73707" officeooo:paragraph-rsid="00173707"/>
    </style:style>
    <style:style style:name="P2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P3" style:family="paragraph" style:parent-style-name="Standard">
      <style:paragraph-properties fo:margin-top="0cm" fo:margin-bottom="0cm" style:contextual-spacing="false" style:line-height-at-least="0.529cm" fo:orphans="2" fo:widows="2"/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202124" loext:opacity="100%" style:font-name="arial" fo:font-size="10.5pt" fo:letter-spacing="normal" fo:font-style="normal" fo:font-weight="normal" officeooo:rsid="00173707" officeooo:paragraph-rsid="00173707"/>
    </style:style>
    <style:style style:name="P5" style:family="paragraph" style:parent-style-name="Standard">
      <style:paragraph-properties fo:margin-left="0cm" fo:margin-right="0cm" fo:margin-top="0.344cm" fo:margin-bottom="0.247cm" style:contextual-spacing="false" style:line-height-at-least="0.423cm" fo:orphans="2" fo:widows="2" fo:text-indent="0cm" style:auto-text-indent="false"/>
      <style:text-properties fo:font-variant="normal" fo:text-transform="none" fo:color="#70757a" loext:opacity="100%" style:font-name="arial" fo:font-size="9pt" fo:letter-spacing="normal" fo:font-style="normal" fo:font-weight="normal"/>
    </style:style>
    <style:style style:name="P6" style:family="paragraph" style:parent-style-name="Standard">
      <style:paragraph-properties fo:margin-top="0.344cm" fo:margin-bottom="0.247cm" style:contextual-spacing="false" style:line-height-at-least="0.423cm" fo:orphans="2" fo:widows="2"/>
      <style:text-properties fo:font-variant="normal" fo:text-transform="none" fo:color="#70757a" loext:opacity="100%" style:font-name="arial" fo:font-size="9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.423cm" fo:margin-bottom="0.423cm" style:contextual-spacing="false" style:line-height-at-least="0.423cm" fo:orphans="2" fo:widows="2" fo:text-indent="0cm" style:auto-text-indent="false"/>
    </style:style>
    <style:style style:name="T1" style:family="text">
      <style:text-properties fo:font-variant="normal" fo:text-transform="none" fo:color="#70757a" loext:opacity="100%" style:font-name="arial" fo:font-size="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70757a" loext:opacity="100%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th Song Lyrics</text:p>
      <text:p text:style-name="P1"/>
      <text:p text:style-name="P4">What about sunrise?<text:line-break/>What about rain?<text:line-break/>What about all the things<text:line-break/>That you said we were to gain?</text:p>
      <text:p text:style-name="P2">What about killing fields?<text:line-break/>Is there a time?<text:line-break/>What about all the things<text:line-break/>That you said was yours and mine?</text:p>
      <text:p text:style-name="P2">Did you ever stop to notice<text:line-break/>All the blood we've shed before?<text:line-break/>Did you ever stop to notice<text:line-break/>This crying Earth, these weeping shores?</text:p>
      <text:p text:style-name="P2">Ah-ah-ah-ah-ah<text:line-break/>Ooh-ooh-ooh-ooh-ooh<text:line-break/>Ah-ah-ah-ah-ah<text:line-break/>Ooh-ooh-ooh-ooh-ooh</text:p>
      <text:p text:style-name="P2">What have we done to the world?<text:line-break/>Look what we've done<text:line-break/>What about all the peace<text:line-break/>That you pledge your only son?</text:p>
      <text:p text:style-name="P2">What about flowering fields?<text:line-break/>Is there a time?<text:line-break/>What about all the dreams<text:line-break/>That you said was yours and mine?</text:p>
      <text:p text:style-name="P2">Did you ever stop to notice<text:line-break/>All the children dead from war?<text:line-break/>Did you ever stop to notice<text:line-break/>This crying Earth, these weeping shores?</text:p>
      <text:p text:style-name="P2">Ah-ah-ah-ah-ah<text:line-break/>Ooh-ooh-ooh-ooh-ooh<text:line-break/>Ah-ah-ah-ah-ah<text:line-break/>Ooh-ooh-ooh-ooh-ooh</text:p>
      <text:p text:style-name="P2">I used to dream<text:line-break/>I used to glance beyond the stars<text:line-break/>Now I don't know where we are<text:line-break/>Although I know we've drifted far</text:p>
      <text:p text:style-name="P2">Ah-ah-ah-ah-ah<text:line-break/>Ooh-ooh-ooh-ooh-ooh<text:line-break/>Ah-ah-ah-ah-ah<text:line-break/>Ooh-ooh-ooh-ooh-ooh<text:line-break/>Ah-ah-ah-ah-ah<text:line-break/><text:soft-page-break/>Ooh-ooh-ooh-ooh-ooh<text:line-break/>Ah-ah-ah-ah-ah</text:p>
      <text:p text:style-name="P2">Hey, what about yesterday?<text:line-break/>(What about us?)<text:line-break/>What about the seas?<text:line-break/>(What about us?)<text:line-break/>The heavens are falling down<text:line-break/>(What about us?)<text:line-break/>I can't even breathe<text:line-break/>(What about us?)</text:p>
      <text:p text:style-name="P2">What about apathy?<text:line-break/>(What about us?)<text:line-break/>I need you<text:line-break/>(What about us?)<text:line-break/>What about nature's worth?<text:line-break/>(Ooh)<text:line-break/>It's our planet's womb<text:line-break/>(What about us?)</text:p>
      <text:p text:style-name="P2">What about animals?<text:line-break/>(What about it?)<text:line-break/>We've turned kingdoms to dust<text:line-break/>(What about us?)<text:line-break/>What about elephants?<text:line-break/>(What about us?)<text:line-break/>Have we lost their trust<text:line-break/>(What about us?)</text:p>
      <text:p text:style-name="P2">What about crying whales?<text:line-break/>(What about us?)<text:line-break/>We're ravaging the seas<text:line-break/>(What about us?)<text:line-break/>What about forest trails?<text:line-break/>(Ooh)<text:line-break/>Burnt despite our pleas<text:line-break/>(What about us?)</text:p>
      <text:p text:style-name="P2">What about the holy land?<text:line-break/>(What about it?)<text:line-break/>Torn apart by creed<text:line-break/>(What about us?)<text:line-break/>What about the common man?<text:line-break/>(What about us?)<text:line-break/>Can't we set him free<text:line-break/>(What about us?)</text:p>
      <text:p text:style-name="P2">What about children dying?<text:line-break/>(What about us?)<text:line-break/><text:soft-page-break/>Can't you hear them cry?<text:line-break/>(What about us?)<text:line-break/>Where did we go wrong?<text:line-break/>(Ooh)<text:line-break/>Someone tell me why<text:line-break/>(What about us?)</text:p>
      <text:p text:style-name="P2">What about baby boy?<text:line-break/>(What about it?)<text:line-break/>What about the days?<text:line-break/>(What about us?)<text:line-break/>What about all their joy?<text:line-break/>(What about us?)<text:line-break/>What about the man?<text:line-break/>(What about us?)</text:p>
      <text:p text:style-name="P2">What about the crying man?<text:line-break/>(What about us?)<text:line-break/>What about Abraham?<text:line-break/>(What about us?)<text:line-break/>What about death again?<text:line-break/>(Ooh)<text:line-break/>Do we give a damn?</text:p>
      <text:p text:style-name="P3">Ah-ah-ah-ah-ah<text:line-break/>Ooh-ooh-ooh-ooh-ooh<text:line-break/>Ah-ah-ah-ah-ah<text:line-break/>Ooh-ooh-ooh-ooh-ooh</text:p>
      <text:p text:style-name="P7"><text:span text:style-name="T2">Source: </text:span><text:a xlink:type="simple" xlink:href="https://www.musixmatch.com/" text:style-name="Internet_20_link" text:visited-style-name="Visited_20_Internet_20_Link"><text:span text:style-name="T1">Musixmatch</text:span></text:a></text:p>
      <text:p text:style-name="P5">Songwriters: Michael Jackson</text:p>
      <text:p text:style-name="P6">Earth Song lyrics © Mijac Music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8:34:22.682081912</meta:creation-date>
    <dc:date>2023-02-07T08:36:01.212716130</dc:date>
    <meta:editing-duration>PT1M39S</meta:editing-duration>
    <meta:editing-cycles>1</meta:editing-cycles>
    <meta:document-statistic meta:table-count="0" meta:image-count="0" meta:object-count="0" meta:page-count="3" meta:paragraph-count="23" meta:word-count="404" meta:character-count="2417" meta:non-whitespace-character-count="2036"/>
    <meta:generator>LibreOffice/7.3.7.2$Linux_X86_64 LibreOffice_project/30$Build-2</meta:generator>
  </office:meta>
</office:document-meta>
</file>